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b4c7dc" draw:textarea-horizontal-align="justify" draw:textarea-vertical-align="middle" draw:auto-grow-height="false" fo:min-height="2.85cm" fo:min-width="4.9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2.85cm" fo:min-width="4.9cm"/>
    </style:style>
    <style:style style:name="gr3" style:family="graphic" style:parent-style-name="standard">
      <style:graphic-properties draw:fill-color="#ff8000" draw:textarea-horizontal-align="justify" draw:textarea-vertical-align="middle" draw:auto-grow-height="false" fo:min-height="2.85cm" fo:min-width="4.9cm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0.85cm" fo:min-width="2.6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0.85cm" fo:min-width="2.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ff8000" draw:textarea-horizontal-align="justify" draw:textarea-vertical-align="middle" draw:auto-grow-height="false" fo:min-height="0.85cm" fo:min-width="2.8cm"/>
    </style:style>
    <style:style style:name="gr8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ff8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cm" svg:height="3.1cm" svg:x="2.7cm" svg:y="2.9cm">
          <text:p text:style-name="P1">COO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cm" svg:height="3.1cm" svg:x="2.7cm" svg:y="9cm">
          <text:p text:style-name="P1">NORMA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4cm" svg:height="3.1cm" svg:x="2.7cm" svg:y="14.8cm">
          <text:p text:style-name="P1">WARM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cm" svg:height="1.1cm" svg:x="14.2cm" svg:y="2.7cm">
          <text:p text:style-name="P1">u_cool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cm" svg:height="1.1cm" svg:x="14.2cm" svg:y="4.8cm">
          <text:p text:style-name="P1">v_cool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2cm" svg:height="1.1cm" svg:x="14.2cm" svg:y="9cm">
          <text:p text:style-name="P1">u_normal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2cm" svg:height="1.1cm" svg:x="14.2cm" svg:y="11.1cm">
          <text:p text:style-name="P1">v_normal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6.784cm" svg:height="0.962cm" svg:x="2.139cm" svg:y="1.438cm">
          <draw:text-box>
            <text:p>TV PICTURE MODES</text:p>
          </draw:text-box>
        </draw:frame>
        <draw:frame draw:style-name="gr6" draw:text-style-name="P5" draw:layer="layout" svg:width="13.647cm" svg:height="0.962cm" svg:x="9.916cm" svg:y="1.338cm">
          <draw:text-box>
            <text:p><text:s/>u v adjusted values after some measurements</text:p>
          </draw:text-box>
        </draw:frame>
        <draw:custom-shape draw:style-name="gr7" draw:text-style-name="P4" draw:layer="layout" svg:width="3.3cm" svg:height="1.1cm" svg:x="14.1cm" svg:y="14.8cm">
          <text:p text:style-name="P1">u_warm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3cm" svg:height="1.1cm" svg:x="14.1cm" svg:y="16.9cm">
          <text:p text:style-name="P1">v_warm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3cm" svg:y1="7.1cm" svg:x2="18.5cm" svg:y2="7.1cm">
          <text:p/>
        </draw:line>
        <draw:line draw:style-name="gr8" draw:text-style-name="P6" draw:layer="layout" svg:x1="2.3cm" svg:y1="13.4cm" svg:x2="18.5cm" svg:y2="1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5T09:49:34.449214978</meta:creation-date>
    <dc:date>2019-10-25T10:03:46.966396626</dc:date>
    <meta:editing-duration>PT14M10S</meta:editing-duration>
    <meta:editing-cycles>5</meta:editing-cycles>
    <meta:generator>LibreOffice/6.2.7.1$Linux_X86_64 LibreOffice_project/20$Build-1</meta:generator>
    <meta:document-statistic meta:object-count="13"/>
  </office:meta>
</office:document-meta>
</file>